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itle">
      <style:text-properties officeooo:rsid="0022bb27"/>
    </style:style>
    <style:style style:name="P4" style:family="paragraph" style:parent-style-name="Text_20_body" style:list-style-name="L3">
      <style:text-properties style:use-window-font-color="true" officeooo:rsid="00872c2c" officeooo:paragraph-rsid="00872c2c"/>
    </style:style>
    <style:style style:name="P5" style:family="paragraph" style:parent-style-name="Text_20_body" style:list-style-name="L1">
      <style:text-properties fo:color="#ff0000" officeooo:rsid="00836ae2" officeooo:paragraph-rsid="00836ae2"/>
    </style:style>
    <style:style style:name="P6" style:family="paragraph" style:parent-style-name="Text_20_body" style:list-style-name="L4">
      <style:text-properties officeooo:rsid="0097a7fe" officeooo:paragraph-rsid="0097a7fe"/>
    </style:style>
    <style:style style:name="P7" style:family="paragraph" style:parent-style-name="Text_20_body" style:list-style-name="L1">
      <style:text-properties officeooo:rsid="0096ee4e" officeooo:paragraph-rsid="0096ee4e"/>
    </style:style>
    <style:style style:name="P8" style:family="paragraph" style:parent-style-name="Heading_20_1">
      <style:text-properties officeooo:rsid="00836ae2" officeooo:paragraph-rsid="00836ae2"/>
    </style:style>
    <style:style style:name="P9" style:family="paragraph" style:parent-style-name="Heading_20_1">
      <style:text-properties officeooo:rsid="0085dab0" officeooo:paragraph-rsid="0085dab0"/>
    </style:style>
    <style:style style:name="T1" style:family="text">
      <style:text-properties officeooo:rsid="0083abaf"/>
    </style:style>
    <style:style style:name="T2" style:family="text">
      <style:text-properties officeooo:rsid="00858fb3"/>
    </style:style>
    <style:style style:name="T3" style:family="text">
      <style:text-properties officeooo:rsid="008de4f3"/>
    </style:style>
    <style:style style:name="T4" style:family="text">
      <style:text-properties officeooo:rsid="0090d5b4"/>
    </style:style>
    <style:style style:name="T5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BeagleLogga_TODO</text:file-name></text:p>
      <text:p text:style-name="P2"><text:file-name text:display="path">/Users/Emmet/Projects/CarLogs/</text:file-name></text:p>
      <text:h text:style-name="P8" text:outline-level="1">CAN</text:h>
      <text:list xml:id="list3472065881" text:style-name="L1">
        <text:list-item>
          <text:p text:style-name="P5">Slew Rate Control</text:p>
        </text:list-item>
        <text:list-item>
          <text:p text:style-name="P7"><text:span text:style-name="T5">Connect Tx and R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_TODO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5-14T23:34:07.804128000</dc:date>
    <meta:editing-duration>P4DT9H22M43S</meta:editing-duration>
    <meta:editing-cycles>103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6" meta:word-count="17" meta:character-count="131" meta:non-whitespace-character-count="121"/>
  </office:meta>
</office:document-meta>
</file>